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0200000013EAE4031A196DBF2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Lohit Devanagari2" svg:font-family="'Lohit Devanagari'"/>
    <style:font-face style:name="OpenSymbol" svg:font-family="OpenSymbol, 'Arial Unicode MS'"/>
    <style:font-face style:name="Calibri3" svg:font-family="Calibri" style:font-family-generic="swiss"/>
    <style:font-face style:name="Liberation Sans" svg:font-family="'Liberation Sans'" style:font-family-generic="swiss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3" svg:font-family="OpenSymbol, 'Arial Unicode MS'" style:font-pitch="variable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Calibri2" svg:font-family="Calibri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235cm" fo:min-width="2.554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235cm" fo:min-width="2.619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235cm" fo:min-width="2.3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235cm" fo:min-width="2.30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1.321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0.962cm" fo:min-width="2.2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1.101cm" fo:min-width="1.751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3.56cm" fo:min-width="5.469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85cm" fo:min-width="3.235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1.969cm" fo:min-width="2.717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85cm" fo:min-width="3.23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1.207cm" fo:min-width="1.786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0.766cm" fo:min-width="1.786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35cm" svg:stroke-color="#43729d" draw:stroke-linejoin="miter" svg:stroke-linecap="butt" draw:fill="none" draw:textarea-vertical-align="middle" draw:auto-grow-height="false" draw:fit-to-size="false" style:shrink-to-fit="false" fo:min-height="1.235cm" fo:min-width="2.30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0cm" fo:min-width="2.624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6" style:family="graphic" style:parent-style-name="standard">
      <style:graphic-properties draw:fill-color="#666666" draw:opacity="10%" draw:textarea-horizontal-align="justify" draw:textarea-vertical-align="middle" draw:auto-grow-height="false" fo:min-height="8.894cm" fo:min-width="16.134cm"/>
    </style:style>
    <style:style style:name="gr2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92cm" fo:min-width="1.1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8.841cm" fo:min-width="5.26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svg:stroke-color="#000000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cm" fo:min-width="4.822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1.768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objectwithoutfill">
      <style:graphic-properties svg:stroke-color="#43729d" draw:marker-end="Arrow" draw:marker-end-width="0.3cm" draw:fill="solid" draw:textarea-vertical-align="middle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258cm" fo:min-width="0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8cm" fo:min-width="1.1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8.831cm" fo:min-width="5.253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svg:stroke-color="#000000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ffffff" draw:stroke-linejoin="miter" svg:stroke-linecap="butt" draw:fill="none" draw:textarea-vertical-align="middle" draw:auto-grow-height="false" draw:fit-to-size="false" style:shrink-to-fit="false" fo:min-height="0cm" fo:min-width="4.76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0cm" fo:min-width="1.741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459cm" fo:min-width="0.21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253cm" fo:min-width="0cm"/>
    </style:style>
    <style:style style:name="gr50" style:family="graphic" style:parent-style-name="standard">
      <style:graphic-properties draw:fill-color="#000000" draw:textarea-horizontal-align="justify" draw:textarea-vertical-align="middle" draw:auto-grow-height="false" fo:min-height="0.151cm" fo:min-width="0cm"/>
    </style:style>
    <style:style style:name="gr51" style:family="graphic" style:parent-style-name="standard">
      <style:graphic-properties draw:fill-color="#666666" draw:opacity="10%" draw:textarea-horizontal-align="justify" draw:textarea-vertical-align="middle" draw:auto-grow-height="false" fo:min-height="9.148cm" fo:min-width="16.134cm"/>
    </style:style>
    <style:style style:name="gr52" style:family="graphic" style:parent-style-name="standard">
      <style:graphic-properties draw:fill-color="#666666" draw:opacity="10%" draw:textarea-horizontal-align="justify" draw:textarea-vertical-align="middle" draw:auto-grow-height="false" fo:min-height="3.949cm" fo:min-width="21.976cm"/>
    </style:style>
    <style:style style:name="gr5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8cm" fo:min-width="1.16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svg:stroke-color="#000000" draw:fill="none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top" draw:auto-grow-height="false" fo:min-height="3.159cm" fo:min-width="2.022cm"/>
      <style:paragraph-properties style:writing-mode="lr-tb"/>
    </style:style>
    <style:style style:name="gr56" style:family="graphic" style:parent-style-name="standard">
      <style:graphic-properties svg:stroke-color="#000000" draw:fill-color="#729fcf" draw:textarea-horizontal-align="justify" draw:textarea-vertical-align="middle" draw:auto-grow-height="false" fo:min-height="0.512cm" fo:min-width="1.786cm"/>
      <style:paragraph-properties style:writing-mode="lr-tb"/>
    </style:style>
    <style:style style:name="gr5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8" style:family="graphic" style:parent-style-name="standard">
      <style:graphic-properties draw:fill-color="#666666" draw:opacity="10%" draw:textarea-horizontal-align="justify" draw:textarea-vertical-align="middle" draw:auto-grow-height="false" fo:min-height="9.656cm" fo:min-width="9.152cm"/>
    </style:style>
    <style:style style:name="gr5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252cm" fo:min-width="1.982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936cm" fo:min-width="1.958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663cm" fo:min-width="4.59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92cm" fo:min-width="1.536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941cm" fo:min-width="4.631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444cm" fo:min-width="2.97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92cm" fo:min-width="1.536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svg:stroke-linecap="butt" draw:fill="none" draw:textarea-vertical-align="top" draw:auto-grow-height="false" fo:min-height="0cm" fo:min-width="0.717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1.783cm" fo:min-width="11.439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2.941cm" fo:min-width="4.631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1cm" fo:min-width="11.567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1.731cm" fo:min-width="11.5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29cm" fo:min-width="11.566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draw:fill="none" fo:min-height="1.697cm"/>
      <style:paragraph-properties style:writing-mode="lr-tb"/>
    </style:style>
    <style:style style:name="gr78" style:family="graphic" style:parent-style-name="standard">
      <style:graphic-properties draw:fill-color="#666666" draw:opacity="10%" draw:textarea-horizontal-align="justify" draw:textarea-vertical-align="middle" draw:auto-grow-height="false" fo:min-height="2.036cm" fo:min-width="12.45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59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92cm" fo:min-width="1.536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2.037cm" fo:min-width="11.439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2.941cm" fo:min-width="4.631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1cm" fo:min-width="11.567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top" draw:auto-grow-height="false" draw:fit-to-size="false" style:shrink-to-fit="false" fo:min-height="1.985cm" fo:min-width="11.57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529cm" fo:min-width="11.566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9.739cm" fo:min-width="10.393cm" fo:padding-top="0.127cm" fo:padding-bottom="0.127cm" fo:padding-left="0.254cm" fo:padding-right="0.254cm" fo:wrap-option="wrap"/>
      <style:paragraph-properties style:writing-mode="lr-tb"/>
    </style:style>
    <style:style style:name="gr8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3.056cm" fo:min-width="6.359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36cm" fo:min-width="2.76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93cm" fo:min-width="3.628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623cm" fo:min-width="5.286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692cm" fo:min-width="1.536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3.056cm" fo:min-width="2.741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draw:fill="none" fo:min-height="1.27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98" style:family="graphic" style:parent-style-name="objectwithoutfill">
      <style:graphic-properties draw:marker-end="Arrow" draw:marker-end-width="0.3cm" draw:fill="solid" draw:textarea-vertical-align="middle"/>
    </style:style>
    <style:style style:name="gr9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623cm" fo:min-width="5.286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fo:min-height="2.629cm"/>
      <style:paragraph-properties style:writing-mode="lr-tb"/>
    </style:style>
    <style:style style:name="pr5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829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middle" draw:auto-grow-height="true" fo:min-height="9.134cm"/>
      <style:paragraph-properties style:writing-mode="lr-tb"/>
    </style:style>
    <style:style style:name="pr18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5" fo:font-size="14pt" style:font-size-asian="14pt" style:font-size-complex="14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5" fo:font-size="14pt" style:font-size-asian="14pt" style:font-size-complex="14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style:paragraph-properties fo:text-align="star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19" style:family="paragraph">
      <style:paragraph-properties fo:margin-top="0cm" fo:margin-bottom="0cm" fo:line-height="100%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line-height="100%" style:writing-mode="lr-tb"/>
      <style:text-properties style:font-name="FreeMono1" fo:font-size="12pt" style:font-size-asian="12pt" style:font-size-complex="12pt"/>
    </style:style>
    <style:style style:name="P22" style:family="paragraph">
      <loext:graphic-properties draw:fill-color="#666666" draw:opacity="10%"/>
      <style:paragraph-properties fo:text-align="center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8999996185303pt" fo:hyphenate="false"/>
    </style:style>
    <style:style style:name="P2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16pt" style:font-size-asian="16pt" style:font-size-complex="16pt" fo:hyphenate="false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6pt" style:font-size-asian="16pt" style:font-size-complex="16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000000"/>
      <style:paragraph-properties fo:text-align="end"/>
    </style:style>
    <style:style style:name="P36" style:family="paragraph">
      <loext:graphic-properties draw:fill-color="#ffffff"/>
      <style:paragraph-properties fo:text-align="en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style:paragraph-properties fo:margin-top="0cm" fo:margin-bottom="0cm" fo:text-align="center" style:writing-mode="lr-tb"/>
      <style:text-properties fo:color="#ffffff"/>
    </style:style>
    <style:style style:name="P40" style:family="paragraph"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5" fo:font-size="14pt" style:font-size-asian="14pt" style:font-size-complex="14pt" fo:hyphenate="false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5" fo:font-size="16pt" style:font-size-asian="16pt" style:font-size-complex="16pt" fo:hyphenate="false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5" fo:font-size="16pt" style:font-size-asian="16pt" style:font-size-complex="16pt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5" fo:font-size="14pt" style:font-size-asian="14pt" style:font-size-complex="14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5" fo:font-size="14pt" style:font-size-asian="14pt" style:font-size-complex="14pt"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.1999998092651pt" style:font-size-asian="16pt" style:font-size-complex="16pt" fo:hyphenate="false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.1999998092651pt" style:font-size-asian="16pt" style:font-size-complex="16pt" fo:hyphenate="false"/>
    </style:style>
    <style:style style:name="P50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P51" style:family="paragraph">
      <style:paragraph-properties style:writing-mode="lr-tb"/>
      <style:text-properties style:font-name="Liberation Sans5" fo:font-size="36pt" style:font-size-asian="36pt" style:font-size-complex="36pt"/>
    </style:style>
    <style:style style:name="P5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5" fo:font-size="14pt" style:font-size-asian="14pt" style:font-size-complex="14pt" fo:hyphenate="false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FreeMono1" fo:font-size="12pt" style:font-size-asian="12pt" style:font-size-complex="12pt" fo:hyphenate="false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FreeMono1" fo:font-size="12pt" style:font-size-asian="12pt" style:font-size-complex="12pt" fo:hyphenate="false"/>
    </style:style>
    <style:style style:name="P55" style:family="paragraph">
      <loext:graphic-properties draw:fill="none"/>
      <style:paragraph-properties style:writing-mode="lr-tb"/>
      <style:text-properties style:font-name="FreeMono1" fo:font-size="12pt" style:font-size-asian="12pt" style:font-size-complex="12pt"/>
    </style:style>
    <style:style style:name="P5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7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5" fo:font-size="12pt" style:font-size-asian="12pt" style:font-size-complex="12pt"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5" fo:font-size="16pt" style:font-size-asian="16pt" style:font-size-complex="16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5" fo:font-size="16pt" style:font-size-asian="16pt" style:font-size-complex="16pt" fo:hyphenate="false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/>
      <style:paragraph-properties style:writing-mode="lr-tb"/>
      <style:text-properties style:font-name="Liberation Mono1" fo:font-size="12pt" style:font-size-asian="12pt" style:font-size-complex="12pt"/>
    </style:style>
    <style:style style:name="P63" style:family="paragraph">
      <loext:graphic-properties draw:fill="none" draw:fill-color="#ffffff"/>
      <style:paragraph-properties style:writing-mode="lr-tb"/>
      <style:text-properties style:font-name="FreeMono1" fo:font-size="12pt" style:font-size-asian="12pt" style:font-size-complex="12pt"/>
    </style:style>
    <style:style style:name="P64" style:family="paragraph">
      <loext:graphic-properties draw:fill-color="#ffffff"/>
      <style:paragraph-properties style:writing-mode="lr-tb"/>
      <style:text-properties fo:font-size="31.899999618530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style:font-name="FreeMono1" fo:font-size="12pt" style:font-size-asian="12pt" style:font-size-complex="12pt"/>
    </style:style>
    <style:style style:name="T8" style:family="text">
      <style:text-properties style:font-name="FreeMono1" fo:font-size="12pt" style:font-size-asian="12pt" style:font-name-complex="FreeMono1" style:font-size-complex="12pt"/>
    </style:style>
    <style:style style:name="T9" style:family="text">
      <style:text-properties style:font-name="FreeMono1" fo:font-size="12pt" style:font-size-asian="12pt" style:font-name-complex="FreeMono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666666" style:font-name="FreeMono1" fo:font-size="12pt" style:font-size-asian="12pt" style:font-size-complex="12pt"/>
    </style:style>
    <style:style style:name="T14" style:family="text">
      <style:text-properties fo:color="#224b12" style:font-name="FreeMono1" fo:font-size="12pt" style:font-size-asian="12pt" style:font-size-complex="12pt"/>
    </style:style>
    <style:style style:name="T15" style:family="text">
      <style:text-properties fo:color="#fffff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5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4.8999996185303pt"/>
    </style:style>
    <style:style style:name="T19" style:family="text">
      <style:text-properties style:font-name="Liberation Sans5" fo:font-size="36pt" style:font-size-asian="36pt" style:font-size-complex="36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FreeMono1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style:font-name="FreeMono1" fo:font-size="12pt" style:font-size-asian="12pt" style:font-size-complex="12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FreeMono1" fo:font-size="12pt" fo:letter-spacing="normal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Mono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MP3 Player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1">Date: March 16, 2020</text:span></text:p>
            <text:p><text:span text:style-name="T1">Author: Kevin Eged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P3 tasks" draw:style-name="dp3" draw:master-page-name="Title_20_and_20_Content" presentation:presentation-page-layout-name="AL2T11">
        <draw:custom-shape draw:name="Oval 96" draw:style-name="gr2" draw:text-style-name="P4" draw:layer="layout" svg:width="4.318cm" svg:height="2.099cm" svg:x="11.43cm" svg:y="2.7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3" draw:text-style-name="P5" draw:layer="layout" svg:width="4.411cm" svg:height="2.099cm" svg:x="11.337cm" svg:y="6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7" draw:layer="layout" svg:width="4.03cm" svg:height="2.099cm" svg:x="6.35cm" svg:y="8.727cm">
          <text:p text:style-name="P6"><text:span text:style-name="T2">Mp3Tas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5" draw:text-style-name="P8" draw:layer="layout" svg:width="3.971cm" svg:height="2.099cm" svg:x="16.256cm" svg:y="8.8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04" draw:style-name="gr6" draw:text-style-name="P9" draw:layer="layout" svg:width="0.001cm" svg:height="1.571cm" svg:x="13.59cm" svg:y="4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7" draw:style-name="gr7" draw:text-style-name="P11" draw:layer="layout" svg:width="4.423cm" svg:height="0.843cm" svg:x="13.5cm" svg:y="5.171cm">
          <text:p text:style-name="P10"><text:span text:style-name="T3">mbox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8" draw:text-style-name="P9" draw:layer="layout" svg:width="2.7cm" svg:height="1.212cm" svg:x="8.636cm" svg:y="7.5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10" draw:style-name="gr9" draw:text-style-name="P11" draw:layer="layout" svg:width="2.023cm" svg:height="0.843cm" svg:x="8.391cm" svg:y="7.122cm">
          <text:p text:style-name="P10"><text:span text:style-name="T3">rxFl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2" draw:style-name="gr10" draw:text-style-name="P9" draw:layer="layout" svg:width="2.251cm" svg:height="1.351cm" svg:x="15.842cm" svg:y="7.5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4" draw:style-name="gr11" draw:text-style-name="P11" draw:layer="layout" svg:width="3.704cm" svg:height="0.843cm" svg:x="16.551cm" svg:y="7.119cm">
          <text:p text:style-name="P10"><text:span text:style-name="T3">mbox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5" draw:style-name="gr12" draw:text-style-name="P9" draw:layer="layout" svg:width="5.969cm" svg:height="3.81cm" svg:x="10.38cm" svg:y="9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6" draw:style-name="gr13" draw:text-style-name="P11" draw:layer="layout" svg:width="3.699cm" svg:height="0.843cm" svg:x="12.095cm" svg:y="11.44cm">
          <text:p text:style-name="P10"><text:span text:style-name="T2">mbox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14" draw:text-style-name="P5" draw:layer="layout" svg:width="3.734cm" svg:height="2.099cm" svg:x="23.444cm" svg:y="12.216cm">
          <text:p text:style-name="P12"><text:span text:style-name="T3">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1" draw:style-name="gr15" draw:text-style-name="P9" draw:layer="layout" svg:width="3.217cm" svg:height="2.219cm" svg:x="20.227cm" svg:y="9.9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3" draw:style-name="gr16" draw:text-style-name="P11" draw:layer="layout" svg:width="2.751cm" svg:height="1.433cm" svg:x="21.59cm" svg:y="9.834cm">
          <text:p text:style-name="P10"><text:span text:style-name="T3">RxFlags, </text:span></text:p>
          <text:p text:style-name="P10"><text:span text:style-name="T3">up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17" draw:text-style-name="P5" draw:layer="layout" svg:width="3.734cm" svg:height="2.099cm" svg:x="3.302cm" svg:y="12.283cm">
          <text:p text:style-name="P12"><text:span text:style-name="T3">MP3 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7" draw:style-name="gr18" draw:text-style-name="P9" draw:layer="layout" svg:width="2.286cm" svg:height="1.457cm" svg:x="5.588cm" svg:y="10.8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0" draw:style-name="gr19" draw:text-style-name="P11" draw:layer="layout" svg:width="2.819cm" svg:height="0.843cm" svg:x="4.318cm" svg:y="10.932cm">
          <text:p text:style-name="P10"><text:span text:style-name="T3">MP3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20" draw:text-style-name="P9" draw:layer="layout" svg:width="2.286cm" svg:height="1.016cm" svg:x="9.398cm" svg:y="7.9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10" draw:style-name="gr21" draw:text-style-name="P11" draw:layer="layout" svg:width="4.876cm" svg:height="0.843cm" svg:x="9.856cm" svg:y="8.564cm">
          <text:p text:style-name="P10"><text:span text:style-name="T3">SONG_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2" draw:style-name="gr22" draw:text-style-name="P5" draw:layer="layout" svg:width="3.971cm" svg:height="2.099cm" svg:x="16.349cm" svg:y="12.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1" draw:style-name="gr23" draw:text-style-name="P9" draw:layer="layout" svg:width="3.124cm" svg:height="0.094cm" svg:x="20.32cm" svg:y="13.4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23" draw:style-name="gr24" draw:text-style-name="P11" draw:layer="layout" svg:width="2.505cm" svg:height="0.843cm" svg:x="20.574cm" svg:y="12.791cm">
          <text:p text:style-name="P10"><text:span text:style-name="T3">up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3" draw:layer="layout" svg:width="3.81cm" svg:height="1.361cm" svg:x="16.51cm" svg:y="13.045cm">
          <draw:text-box>
            <text:p><text:span text:style-name="T4">ProgressTask</text:span></text:p>
          </draw:text-box>
        </draw:frame>
        <draw:frame draw:style-name="gr25" draw:text-style-name="P13" draw:layer="layout" svg:width="3.81cm" svg:height="1.361cm" svg:x="16.764cm" svg:y="9.398cm">
          <draw:text-box>
            <text:p><text:span text:style-name="T4">DisplayTask</text:span></text:p>
          </draw:text-box>
        </draw:frame>
        <draw:frame draw:style-name="gr25" draw:text-style-name="P13" draw:layer="layout" svg:width="4.064cm" svg:height="1.361cm" svg:x="11.684cm" svg:y="7.112cm">
          <draw:text-box>
            <text:p><text:span text:style-name="T4">CommandTask</text:span></text:p>
          </draw:text-box>
        </draw:frame>
        <draw:frame presentation:style-name="pr4" draw:text-style-name="P15" draw:layer="layout" svg:width="25.199cm" svg:height="2.629cm" svg:x="1.381cm" svg:y="0.629cm" presentation:class="title" presentation:user-transformed="true">
          <draw:text-box>
            <text:p text:style-name="P14"><text:span text:style-name="T5">Architecture Solution</text:span></text:p>
          </draw:text-box>
        </draw:frame>
        <draw:frame draw:style-name="gr25" draw:text-style-name="P13" draw:layer="layout" svg:width="4.064cm" svg:height="1.361cm" svg:x="11.684cm" svg:y="3.302cm">
          <draw:text-box>
            <text:p><text:span text:style-name="T4">TouchInputTask</text:span></text:p>
          </draw:text-box>
        </draw:frame>
        <presentation:notes draw:style-name="dp4">
          <draw:page-thumbnail draw:name="Slide Image Placeholder 1" draw:style-name="gr1" draw:layer="layout" svg:width="17.271cm" svg:height="9.429cm" svg:x="2.159cm" svg:y="3.492cm" draw:page-number="2" presentation:class="page"/>
          <draw:frame draw:name="Notes Placeholder 2" presentation:style-name="pr5" draw:text-style-name="P16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" presentation:style-name="pr6" draw:text-style-name="P18" draw:layer="layout" svg:width="9.355cm" svg:height="1.4cm" svg:x="12.229cm" svg:y="26.538cm" presentation:class="page-number" presentation:user-transformed="true">
            <draw:text-box>
              <text:p text:style-name="P17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5">Enum CommandEnum </text:span></text:p>
          </draw:text-box>
        </draw:frame>
        <draw:frame presentation:style-name="pr7" draw:text-style-name="P21" draw:layer="layout" svg:width="25.199cm" svg:height="9.134cm" svg:x="1.4cm" svg:y="3.685cm" presentation:class="outline" presentation:user-transformed="true">
          <draw:text-box>
            <text:p text:style-name="P19"><text:span text:style-name="T7"><text:s text:c="4"/></text:span></text:p>
            <text:p text:style-name="P20"><text:span text:style-name="T8">typedef enum {</text:span></text:p>
            <text:p text:style-name="P20"><text:span text:style-name="T8"><text:s text:c="4"/></text:span><text:span text:style-name="T8">INPUTCOMMAND_NONE,</text:span></text:p>
            <text:p text:style-name="P20"><text:span text:style-name="T8"><text:s text:c="4"/></text:span><text:span text:style-name="T8">INPUTCOMMAND_NEXTSONG,</text:span></text:p>
            <text:p text:style-name="P20"><text:span text:style-name="T8"><text:s text:c="4"/></text:span><text:span text:style-name="T8">INPUTCOMMAND_PLAY,</text:span></text:p>
            <text:p text:style-name="P20"><text:span text:style-name="T8"><text:s text:c="4"/></text:span><text:span text:style-name="T8">INPUTCOMMAND_PREVSONG,</text:span></text:p>
            <text:p text:style-name="P20"><text:span text:style-name="T8"><text:s text:c="4"/></text:span><text:span text:style-name="T8">SONG_COMPLETE,</text:span></text:p>
            <text:p text:style-name="P20"><text:span text:style-name="T8">} CommandEnum;</text:span></text:p>
            <text:p text:style-name="P20"><text:span text:style-name="T8"/></text:p>
            <text:p text:style-name="P20"><text:span text:style-name="T9">// Task prototypes</text:span></text:p>
            <text:p text:style-name="P20"><text:span text:style-name="T9">void CommandTask(void* pdata); <text:s text:c="4"/>// priority 5</text:span></text:p>
            <text:p text:style-name="P20"><text:span text:style-name="T9">void TouchInputTask(void* pdata); <text:s text:c="3"/>// priority 6</text:span></text:p>
            <text:p text:style-name="P20"><text:span text:style-name="T9">void Mp3Task(void* pdata); <text:s text:c="8"/>// priority 7</text:span></text:p>
            <text:p text:style-name="P20"><text:span text:style-name="T9">void TouchInput(void* pdata); <text:s text:c="3"/>// priority 8</text:span></text:p>
            <text:p text:style-name="P20"><text:span text:style-name="T9">void DisplayTask(void* pdata); <text:s text:c="4"/>// priority 9</text:span></text:p>
            <text:p text:style-name="P20"><text:span text:style-name="T9"/></text:p>
            <text:p text:style-name="P20"><text:span text:style-name="T9">// OS Events</text:span></text:p>
            <text:p text:style-name="P20"><text:span text:style-name="T9">mboxCommand = OSMboxCreate((void*)NULL);</text:span></text:p>
            <text:p text:style-name="P20"><text:span text:style-name="T9">mboxProgress = OSMboxCreate((void*)NULL);</text:span></text:p>
            <text:p text:style-name="P20"><text:span text:style-name="T9">mboxDisplay = OSMboxCreate((void*)NULL);</text:span></text:p>
            <text:p text:style-name="P20"><text:span text:style-name="T9">rxFlags = OSFlagCreate((OS_FLAGS)0, &amp;err);</text:span></text:p>
            <text:p text:style-name="P20"><text:span text:style-name="T8"/></text:p>
            <text:p text:style-name="P20"><text:span text:style-name="T8"/></text:p>
          </draw:text-box>
        </draw:frame>
        <draw:custom-shape draw:style-name="gr26" draw:text-style-name="P22" draw:layer="layout" svg:width="16.634cm" svg:height="9.144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P3 Player Display" draw:style-name="dp3" draw:master-page-name="Title_20_and_20_Content" presentation:presentation-page-layout-name="AL2T11">
        <draw:custom-shape draw:name="Flowchart: Terminator 28" draw:style-name="gr27" draw:text-style-name="P25" draw:layer="layout" svg:width="1.854cm" svg:height="1.33cm" svg:x="1.571cm" svg:y="7.36cm">
          <text:p text:style-name="P24"><text:span text:style-name="T10">Play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ounded Rectangle 4" draw:style-name="gr28" draw:text-style-name="P26" draw:layer="layout" svg:width="6.388cm" svg:height="9.713cm" svg:x="1.299cm" svg:y="4.2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29" draw:text-style-name="P28" draw:layer="layout" svg:width="4.732cm" svg:height="0.927cm" svg:x="1.95cm" svg:y="4.928cm">
          <text:p text:style-name="P27"><text:span text:style-name="T11">Sweet Caro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0" draw:text-style-name="P30" draw:layer="layout" svg:width="3.191cm" svg:height="0.927cm" svg:x="10.195cm" svg:y="4.171cm">
          <text:p text:style-name="P29"><text:span text:style-name="T12">Song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1" draw:text-style-name="P30" draw:layer="layout" svg:width="4.165cm" svg:height="0.927cm" svg:x="10.342cm" svg:y="8.532cm">
          <text:p text:style-name="P29"><text:span text:style-name="T12">Player 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" draw:text-style-name="P31" draw:layer="layout" svg:width="5.321cm" svg:height="0.13cm" svg:x="1.894cm" svg:y="6.2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3" draw:text-style-name="P32" draw:layer="layout" svg:width="2.267cm" svg:height="0.104cm" svg:x="1.894cm" svg:y="6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4" draw:text-style-name="P30" draw:layer="layout" svg:width="4.516cm" svg:height="0.927cm" svg:x="9.975cm" svg:y="5.69cm">
          <text:p text:style-name="P29"><text:span text:style-name="T12">Song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33" draw:layer="layout" svg:x1="10.328cm" svg:y1="4.674cm" svg:x2="6.478cm" svg:y2="5.436cm">
          <text:p/>
        </draw:line>
        <draw:custom-shape draw:style-name="gr36" draw:text-style-name="P34" draw:layer="layout" svg:width="1.016cm" svg:height="1.016cm" svg:x="4.093cm" svg:y="7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508cm" svg:height="0.382cm" draw:transform="rotate (-1.58196643400766) translate (4.855cm 7.2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6" draw:layer="layout" svg:width="0.512cm" svg:height="0.385cm" draw:transform="rotate (-1.58196643400766) translate (6.582cm 7.25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34" draw:layer="layout" svg:width="0.051cm" svg:height="0.508cm" svg:x="2.518cm" svg:y="7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6" draw:layer="layout" svg:width="0.512cm" svg:height="0.385cm" draw:transform="rotate (1.5707963267949) translate (2.569cm 7.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37" draw:layer="layout" svg:width="0.051cm" svg:height="0.508cm" svg:x="6.582cm" svg:y="7.262cm">
          <draw:image xlink:href="Pictures/100000000000000200000013EAE4031A196DBF21.png" xlink:type="simple" xlink:show="embed" xlink:actuate="onLoad" loext:mime-type="image/png">
            <text:p/>
          </draw:image>
        </draw:frame>
        <draw:custom-shape draw:name="Rectangle 35" draw:style-name="gr33" draw:text-style-name="P32" draw:layer="layout" svg:width="2.267cm" svg:height="0.104cm" svg:x="1.885cm" svg:y="6.3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33" draw:layer="layout" svg:x1="10.319cm" svg:y1="4.683cm" svg:x2="6.469cm" svg:y2="5.445cm">
          <text:p/>
        </draw:line>
        <draw:line draw:style-name="gr35" draw:text-style-name="P33" draw:layer="layout" svg:x1="9.975cm" svg:y1="6.207cm" svg:x2="7.594cm" svg:y2="6.207cm">
          <text:p/>
        </draw:line>
        <draw:custom-shape draw:style-name="gr36" draw:text-style-name="P34" draw:layer="layout" svg:width="1.016cm" svg:height="1.016cm" svg:x="4.084cm" svg:y="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0.508cm" svg:height="0.382cm" draw:transform="rotate (-1.58196643400766) translate (4.846cm 7.2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36" draw:layer="layout" svg:width="0.512cm" svg:height="0.385cm" draw:transform="rotate (-1.58196643400766) translate (6.573cm 7.2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34" draw:layer="layout" svg:width="0.051cm" svg:height="0.508cm" svg:x="2.509cm" svg:y="7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6" draw:layer="layout" svg:width="0.512cm" svg:height="0.385cm" draw:transform="rotate (1.5707963267949) translate (2.56cm 7.7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37" draw:layer="layout" svg:width="0.051cm" svg:height="0.508cm" svg:x="6.573cm" svg:y="7.271cm">
          <draw:image xlink:href="Pictures/100000000000000200000013EAE4031A196DBF21.png" xlink:type="simple" xlink:show="embed" xlink:actuate="onLoad" loext:mime-type="image/png">
            <text:p/>
          </draw:image>
        </draw:frame>
        <draw:custom-shape draw:name="Flowchart: Terminator 28" draw:style-name="gr41" draw:text-style-name="P25" draw:layer="layout" svg:width="1.832cm" svg:height="1.314cm" svg:x="15.106cm" svg:y="7.423cm">
          <text:p text:style-name="P24"><text:span text:style-name="T10">Play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ounded Rectangle 4" draw:style-name="gr42" draw:text-style-name="P26" draw:layer="layout" svg:width="6.375cm" svg:height="9.703cm" svg:x="14.837cm" svg:y="4.3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43" draw:text-style-name="P28" draw:layer="layout" svg:width="4.732cm" svg:height="0.927cm" svg:x="15.453cm" svg:y="5.019cm">
          <text:p text:style-name="P27"><text:span text:style-name="T11">Sweet Caro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44" draw:text-style-name="P30" draw:layer="layout" svg:width="3.191cm" svg:height="0.927cm" svg:x="23.609cm" svg:y="4.271cm">
          <text:p text:style-name="P29"><text:span text:style-name="T12">Song tit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31" draw:layer="layout" svg:width="5.259cm" svg:height="0.128cm" svg:x="15.425cm" svg:y="6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6" draw:text-style-name="P32" draw:layer="layout" svg:width="2.24cm" svg:height="0.102cm" svg:x="15.425cm" svg:y="6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47" draw:text-style-name="P30" draw:layer="layout" svg:width="4.516cm" svg:height="0.927cm" svg:x="23.368cm" svg:y="5.677cm">
          <text:p text:style-name="P29"><text:span text:style-name="T12">Song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5" draw:text-style-name="P33" draw:layer="layout" svg:x1="23.76cm" svg:y1="4.769cm" svg:x2="19.955cm" svg:y2="5.522cm">
          <text:p/>
        </draw:line>
        <draw:line draw:style-name="gr35" draw:text-style-name="P33" draw:layer="layout" svg:x1="23.411cm" svg:y1="6.28cm" svg:x2="21.037cm" svg:y2="6.28cm">
          <text:p/>
        </draw:line>
        <draw:custom-shape draw:style-name="gr48" draw:text-style-name="P34" draw:layer="layout" svg:width="1.004cm" svg:height="1.003cm" svg:x="17.598cm" svg:y="7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0.506cm" svg:height="0.381cm" draw:transform="rotate (-1.58196643400766) translate (20.058cm 7.3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34" draw:layer="layout" svg:width="0.05cm" svg:height="0.503cm" svg:x="16.042cm" svg:y="7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6" draw:layer="layout" svg:width="0.506cm" svg:height="0.381cm" draw:transform="rotate (1.5707963267949) translate (16.092cm 7.8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37" draw:layer="layout" svg:width="0.051cm" svg:height="0.503cm" svg:x="20.058cm" svg:y="7.326cm">
          <draw:image xlink:href="Pictures/100000000000000200000013EAE4031A196DBF21.png" xlink:type="simple" xlink:show="embed" xlink:actuate="onLoad" loext:mime-type="image/png">
            <text:p/>
          </draw:image>
        </draw:frame>
        <draw:custom-shape draw:style-name="gr50" draw:text-style-name="P38" draw:layer="layout" svg:width="0.102cm" svg:height="0.401cm" svg:x="17.974cm" svg:y="7.38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0.1cm" svg:height="0.401cm" svg:x="18.175cm" svg:y="7.384cm">
          <text:p/>
          <draw:enhanced-geometry svg:viewBox="0 0 21600 21600" draw:type="rectangle" draw:enhanced-path="M 0 0 L 21600 0 21600 21600 0 21600 0 0 Z N"/>
        </draw:custom-shape>
        <draw:line draw:style-name="gr35" draw:text-style-name="P33" draw:layer="layout" svg:x1="10.189cm" svg:y1="9.04cm" svg:x2="5.363cm" svg:y2="8.024cm">
          <text:p/>
        </draw:line>
        <draw:line draw:style-name="gr35" draw:text-style-name="P33" draw:layer="layout" svg:x1="14.507cm" svg:y1="9.04cm" svg:x2="17.301cm" svg:y2="8.024cm">
          <text:p/>
        </draw:line>
        <draw:frame presentation:style-name="pr4" draw:text-style-name="P15" draw:layer="layout" svg:width="25.199cm" svg:height="2.629cm" svg:x="1.381cm" svg:y="0.629cm" presentation:class="title" presentation:user-transformed="true">
          <draw:text-box>
            <text:p text:style-name="P14"><text:span text:style-name="T5">Display</text:span></text:p>
          </draw:text-box>
        </draw:frame>
        <presentation:notes draw:style-name="dp4">
          <draw:page-thumbnail draw:name="Slide Image Placeholder 1" draw:style-name="gr1" draw:layer="layout" svg:width="17.271cm" svg:height="9.429cm" svg:x="2.159cm" svg:y="3.492cm" draw:page-number="4" presentation:class="page"/>
          <draw:frame draw:name="Notes Placeholder 2" presentation:style-name="pr8" draw:text-style-name="P16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" presentation:style-name="pr9" draw:text-style-name="P18" draw:layer="layout" svg:width="9.355cm" svg:height="1.4cm" svg:x="12.229cm" svg:y="26.538cm" presentation:class="page-number" presentation:user-transformed="true">
            <draw:text-box>
              <text:p text:style-name="P17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5">Struct Grid</text:span></text:p>
          </draw:text-box>
        </draw:frame>
        <draw:frame presentation:style-name="pr7" draw:text-style-name="P21" draw:layer="layout" svg:width="25.199cm" svg:height="9.134cm" svg:x="1.4cm" svg:y="3.685cm" presentation:class="outline">
          <draw:text-box>
            <text:p text:style-name="P19"><text:span text:style-name="T7"><text:s text:c="4"/></text:span></text:p>
            <text:p text:style-name="P19"><text:span text:style-name="T7">// DEFINE LOCATIONS FOR INPUTS</text:span></text:p>
            <text:p text:style-name="P19"><text:span text:style-name="T7">typedef struct{</text:span></text:p>
            <text:p text:style-name="P19"><text:span text:style-name="T7"><text:s text:c="4"/></text:span><text:span text:style-name="T7">int16_t X, Y;</text:span></text:p>
            <text:p text:style-name="P19"><text:span text:style-name="T7">} Point;</text:span></text:p>
            <text:p text:style-name="P19"><text:span text:style-name="T7"/></text:p>
            <text:p text:style-name="P19"><text:span text:style-name="T7"/></text:p>
            <text:p text:style-name="P19"><text:span text:style-name="T7">typedef struct{</text:span></text:p>
            <text:p text:style-name="P19"><text:span text:style-name="T7"><text:s text:c="4"/></text:span><text:span text:style-name="T7">Point Title; <text:s text:c="7"/>// Song Title</text:span></text:p>
            <text:p text:style-name="P19"><text:span text:style-name="T7"><text:s text:c="4"/></text:span><text:span text:style-name="T7">Point Progress; <text:s text:c="4"/>// Song Progress</text:span></text:p>
            <text:p text:style-name="P19"><text:span text:style-name="T7"><text:s text:c="4"/></text:span><text:span text:style-name="T7">Point TL, TM, TR; <text:s text:c="2"/>// Button Layout</text:span></text:p>
            <text:p text:style-name="P19"><text:span text:style-name="T7">} Grid;</text:span></text:p>
            <text:p text:style-name="P19"><text:span text:style-name="T7">static Grid grid;</text:span></text:p>
            <text:p text:style-name="P19"><text:span text:style-name="T7"/></text:p>
            <text:p text:style-name="P19"><text:span text:style-name="T7"/></text:p>
            <text:p text:style-name="P19"><text:span text:style-name="T7">// Define Grid; (X,Y) is middle of container</text:span></text:p>
            <text:p text:style-name="P19"><text:span text:style-name="T7">grid.Title.X <text:s text:c="3"/>= 120; grid.Title.Y <text:s text:c="3"/>= <text:s/>30;</text:span></text:p>
            <text:p text:style-name="P19"><text:span text:style-name="T7">grid.Progress.X = 120; grid.Progress.Y = <text:s/>80;</text:span></text:p>
            <text:p text:style-name="P19"><text:span text:style-name="T7">grid.TL.X <text:s text:c="6"/>= <text:s/>50; grid.TL.Y <text:s text:c="6"/>= 120;</text:span></text:p>
            <text:p text:style-name="P19"><text:span text:style-name="T7">grid.TM.X <text:s text:c="6"/>= 120; grid.TM.Y <text:s text:c="6"/>= 120;</text:span></text:p>
            <text:p text:style-name="P19"><text:span text:style-name="T7">grid.TR.X <text:s text:c="6"/>= 190; grid.TR.Y <text:s text:c="6"/>= 120;</text:span></text:p>
          </draw:text-box>
        </draw:frame>
        <draw:custom-shape draw:style-name="gr51" draw:text-style-name="P22" draw:layer="layout" svg:width="16.634cm" svg:height="9.398cm" svg:x="1.357cm" svg:y="3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5">Display Helper Functions</text:span></text:p>
          </draw:text-box>
        </draw:frame>
        <draw:frame presentation:style-name="pr7" draw:text-style-name="P21" draw:layer="layout" svg:width="25.199cm" svg:height="9.134cm" svg:x="1.4cm" svg:y="3.685cm" presentation:class="outline" presentation:user-transformed="true">
          <draw:text-box>
            <text:p text:style-name="P19"><text:span text:style-name="T13">// Useful functions</text:span></text:p>
            <text:p text:style-name="P19"><text:span text:style-name="T14">void</text:span><text:span text:style-name="T7"> DrawTitle(</text:span><text:span text:style-name="T14">char</text:span><text:span text:style-name="T7"> *title);</text:span></text:p>
            <text:p text:style-name="P19"><text:span text:style-name="T14">void</text:span><text:span text:style-name="T7"> DrawProgress(</text:span><text:span text:style-name="T14">int8_t</text:span><text:span text:style-name="T7"> percentage);</text:span></text:p>
            <text:p text:style-name="P19"><text:span text:style-name="T14">void</text:span><text:span text:style-name="T7"> ResetProgress(</text:span><text:span text:style-name="T14">void</text:span><text:span text:style-name="T7">);</text:span></text:p>
            <text:p text:style-name="P19"><text:span text:style-name="T14">void</text:span><text:span text:style-name="T7"> TogglePlayBtn(</text:span><text:span text:style-name="T14">void</text:span><text:span text:style-name="T7">);</text:span></text:p>
            <text:p text:style-name="P19"><text:span text:style-name="T14">void</text:span><text:span text:style-name="T7"> DrawNextBtn(</text:span><text:span text:style-name="T14">void</text:span><text:span text:style-name="T7">);</text:span></text:p>
            <text:p text:style-name="P19"><text:span text:style-name="T14">void</text:span><text:span text:style-name="T7"> DrawPrevBtn(</text:span><text:span text:style-name="T14">void</text:span><text:span text:style-name="T7">);</text:span></text:p>
            <text:p text:style-name="P19"><text:span text:style-name="T14">void</text:span><text:span text:style-name="T7"> DefineBtns(Adafruit_GFX_Button *buttonCtrl, </text:span><text:span text:style-name="T14">int16_t</text:span><text:span text:style-name="T7"> x, </text:span><text:span text:style-name="T14">int16_t</text:span><text:span text:style-name="T7"> y, CommandEnum CMD);</text:span></text:p>
          </draw:text-box>
        </draw:frame>
        <draw:custom-shape draw:style-name="gr52" draw:text-style-name="P22" draw:layer="layout" svg:width="22.476cm" svg:height="4.199cm" svg:x="1.4cm" svg:y="3.4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5">Struct SongGroup &amp; Node</text:span></text:p>
          </draw:text-box>
        </draw:frame>
        <draw:frame presentation:style-name="pr7" draw:text-style-name="P21" draw:layer="layout" svg:width="25.199cm" svg:height="9.134cm" svg:x="1.217cm" svg:y="3.685cm" presentation:class="outline" presentation:user-transformed="true">
          <draw:text-box>
            <text:p text:style-name="P19"><text:span text:style-name="T7"><text:s text:c="4"/></text:span></text:p>
            <text:p text:style-name="P20"><text:span text:style-name="T8">struct SongGroup{</text:span></text:p>
            <text:p text:style-name="P20"><text:span text:style-name="T8"><text:s text:c="4"/></text:span><text:span text:style-name="T8">char *title;</text:span></text:p>
            <text:p text:style-name="P20"><text:span text:style-name="T8"><text:s text:c="4"/></text:span><text:span text:style-name="T8">INT32U size;</text:span></text:p>
            <text:p text:style-name="P20"><text:span text:style-name="T8"><text:s text:c="4"/></text:span><text:span text:style-name="T8">INT32U pos;</text:span></text:p>
            <text:p text:style-name="P20"><text:span text:style-name="T8"><text:s text:c="4"/></text:span><text:span text:style-name="T8">INT8U *pStart;</text:span></text:p>
            <text:p text:style-name="P20"><text:span text:style-name="T8"><text:s text:c="4"/></text:span><text:span text:style-name="T8">INT8U *pStream;</text:span></text:p>
            <text:p text:style-name="P20"><text:span text:style-name="T8">};</text:span></text:p>
            <text:p text:style-name="P20"><text:span text:style-name="T8"/></text:p>
            <text:p text:style-name="P20"><text:span text:style-name="T8">struct Node { </text:span></text:p>
            <text:p text:style-name="P20"><text:span text:style-name="T8"><text:s text:c="4"/></text:span><text:span text:style-name="T8">SongGroup data; </text:span></text:p>
            <text:p text:style-name="P20"><text:span text:style-name="T8"><text:s text:c="4"/></text:span><text:span text:style-name="T8">Node* next; </text:span></text:p>
            <text:p text:style-name="P20"><text:span text:style-name="T8">};</text:span></text:p>
            <text:p text:style-name="P20"><text:span text:style-name="T8"/></text:p>
            <text:p text:style-name="P20"><text:span text:style-name="T8">struct SongGroup group0;</text:span></text:p>
            <text:p text:style-name="P20"><text:span text:style-name="T8">struct Node *curNode;</text:span></text:p>
            <text:p text:style-name="P20"><text:span text:style-name="T8"/></text:p>
            <text:p text:style-name="P20"><text:span text:style-name="T8">group0.title = "Train Crossing";</text:span></text:p>
            <text:p text:style-name="P20"><text:span text:style-name="T8">group0.size = sizeof(Train_Crossing);</text:span></text:p>
            <text:p text:style-name="P20"><text:span text:style-name="T8">group0.pos = 0;</text:span></text:p>
            <text:p text:style-name="P20"><text:span text:style-name="T8">group0.pStart = (INT8U*)Train_Crossing;</text:span></text:p>
            <text:p text:style-name="P20"><text:span text:style-name="T8">group0.pStream = group0.pStart;</text:span></text:p>
            <text:p text:style-name="P20"><text:span text:style-name="T8">node0.data = group0;</text:span></text:p>
            <text:p text:style-name="P20"><text:span text:style-name="T8">node0.next = NULL;</text:span></text:p>
            <text:p text:style-name="P20"><text:span text:style-name="T8"/></text:p>
            <text:p text:style-name="P20"><text:span text:style-name="T8">curNode = &amp;node0;</text:span></text:p>
          </draw:text-box>
        </draw:frame>
        <draw:custom-shape draw:name="Flowchart: Terminator 28" draw:style-name="gr53" draw:text-style-name="P25" draw:layer="layout" svg:width="1.832cm" svg:height="1.314cm" svg:x="13.223cm" svg:y="7.122cm">
          <text:p text:style-name="P24"><text:span text:style-name="T10">Play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ounded Rectangle 4" draw:style-name="gr42" draw:text-style-name="P26" draw:layer="layout" svg:width="6.375cm" svg:height="9.703cm" svg:x="12.954cm" svg:y="4.0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8" draw:style-name="gr54" draw:text-style-name="P28" draw:layer="layout" svg:width="4.732cm" svg:height="0.927cm" svg:x="13.57cm" svg:y="4.718cm">
          <text:p text:style-name="P27"><text:span text:style-name="T11">Sweet Caro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31" draw:layer="layout" svg:width="5.259cm" svg:height="0.128cm" svg:x="13.542cm" svg:y="6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6" draw:text-style-name="P32" draw:layer="layout" svg:width="2.24cm" svg:height="0.102cm" svg:x="13.542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8" draw:text-style-name="P34" draw:layer="layout" svg:width="1.004cm" svg:height="1.003cm" svg:x="15.715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6" draw:layer="layout" svg:width="0.506cm" svg:height="0.381cm" draw:transform="rotate (-1.58196643400766) translate (18.175cm 7.0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34" draw:layer="layout" svg:width="0.05cm" svg:height="0.503cm" svg:x="14.159cm" svg:y="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6" draw:layer="layout" svg:width="0.506cm" svg:height="0.381cm" draw:transform="rotate (1.5707963267949) translate (14.209cm 7.52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37" draw:layer="layout" svg:width="0.051cm" svg:height="0.503cm" svg:x="18.175cm" svg:y="7.025cm">
          <draw:image xlink:href="Pictures/100000000000000200000013EAE4031A196DBF21.png" xlink:type="simple" xlink:show="embed" xlink:actuate="onLoad" loext:mime-type="image/png">
            <text:p/>
          </draw:image>
        </draw:frame>
        <draw:custom-shape draw:style-name="gr50" draw:text-style-name="P38" draw:layer="layout" svg:width="0.102cm" svg:height="0.401cm" svg:x="16.091cm" svg:y="7.08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0.1cm" svg:height="0.401cm" svg:x="16.292cm" svg:y="7.0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794cm" svg:height="3.681cm" svg:x="21.231cm" svg:y="4.146cm">
          <text:p text:style-name="P39"><text:span text:style-name="T15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1" draw:layer="layout" svg:width="2.286cm" svg:height="0.762cm" svg:x="21.485cm" svg:y="5.541cm">
          <text:p text:style-name="P40"><text:span text:style-name="T16">SongGroup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2.286cm" svg:height="0.762cm" svg:x="21.485cm" svg:y="6.557cm">
          <text:p text:style-name="P40"><text:span text:style-name="T16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2.794cm" svg:height="3.681cm" svg:x="21.231cm" svg:y="9.859cm">
          <text:p text:style-name="P39"><text:span text:style-name="T15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1" draw:layer="layout" svg:width="2.286cm" svg:height="0.762cm" svg:x="21.485cm" svg:y="11.254cm">
          <text:p text:style-name="P40"><text:span text:style-name="T16">SongGroup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2.286cm" svg:height="0.762cm" svg:x="21.485cm" svg:y="12.27cm">
          <text:p text:style-name="P40"><text:span text:style-name="T16">Next</text:span></text:p>
          <draw:enhanced-geometry svg:viewBox="0 0 21600 21600" draw:type="rectangle" draw:enhanced-path="M 0 0 L 21600 0 21600 21600 0 21600 0 0 Z N"/>
        </draw:custom-shape>
        <draw:line draw:style-name="gr57" draw:text-style-name="P33" draw:layer="layout" svg:x1="22.755cm" svg:y1="7.319cm" svg:x2="22.755cm" svg:y2="9.859cm">
          <text:p/>
        </draw:line>
        <draw:custom-shape draw:style-name="gr58" draw:text-style-name="P22" draw:layer="layout" svg:width="9.652cm" svg:height="9.906cm" svg:x="1.01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uch input task" draw:style-name="dp3" draw:master-page-name="Title_20_and_20_Content" presentation:presentation-page-layout-name="AL2T11">
        <draw:custom-shape draw:name="Flowchart: Decision 6" draw:style-name="gr59" draw:text-style-name="P42" draw:layer="layout" svg:width="4.964cm" svg:height="3.003cm" svg:x="11.006cm" svg:y="4.925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5" draw:style-name="gr60" draw:text-style-name="P43" xml:id="id3" draw:id="id3" draw:layer="layout" svg:width="2.457cm" svg:height="2.185cm" svg:x="12.254cm" svg:y="8.991cm">
          <text:p text:style-name="P6"><text:span text:style-name="T2">Short</text:span></text:p>
          <text:p text:style-name="P6"><text:span text:style-name="T2">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1" draw:text-style-name="P45" xml:id="id1" draw:id="id1" draw:layer="layout" svg:width="5.098cm" svg:height="2.912cm" svg:x="18.27cm" svg:y="11.312cm">
          <text:p text:style-name="P44"><text:span text:style-name="T17">Post event to mboxComm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2" draw:text-style-name="P47" draw:layer="layout" svg:width="1.278cm" svg:height="0.843cm" svg:x="16.561cm" svg:y="5.171cm">
          <text:p text:style-name="P46"><text:span text:style-name="T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28" draw:style-name="gr63" draw:text-style-name="P42" draw:layer="layout" svg:width="2.246cm" svg:height="1.33cm" svg:x="2.292cm" svg:y="5.807cm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TextBox 61" draw:style-name="gr64" draw:text-style-name="P47" draw:layer="layout" svg:width="1.053cm" svg:height="0.843cm" svg:x="13.478cm" svg:y="7.96cm">
          <text:p text:style-name="P46"><text:span text:style-name="T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65" draw:text-style-name="P49" draw:layer="layout" svg:width="5.13cm" svg:height="3.19cm" svg:x="18.492cm" svg:y="4.842cm">
          <text:p text:style-name="P48"><text:span text:style-name="T17">Map (x,y) to a button</text:span><text:span text:style-name="T1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50" draw:layer="layout" svg:width="2.94cm" svg:height="0.835cm" svg:x="11.987cm" svg:y="6.012cm">
          <draw:text-box>
            <text:p><text:span text:style-name="T4">Touched</text:span><text:span text:style-name="T18">?</text:span></text:p>
          </draw:text-box>
        </draw:frame>
        <draw:frame draw:style-name="gr66" draw:text-style-name="P13" draw:layer="layout" svg:width="1.778cm" svg:height="0.835cm" svg:x="2.54cm" svg:y="6.023cm">
          <draw:text-box>
            <text:p><text:span text:style-name="T4">Start</text:span></text:p>
          </draw:text-box>
        </draw:frame>
        <draw:custom-shape draw:name="Rectangle 5" draw:style-name="gr67" draw:text-style-name="P43" xml:id="id2" draw:id="id2" draw:layer="layout" svg:width="3.473cm" svg:height="2.693cm" svg:x="6.35cm" svg:y="5.08cm">
          <text:p text:style-name="P6"><text:span text:style-name="T2">Busy-wait for Display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1" draw:layer="layout" svg:width="25.199cm" svg:height="2.629cm" svg:x="1.381cm" svg:y="0.629cm" presentation:class="title" presentation:user-transformed="true">
          <draw:text-box>
            <text:p text:style-name="P14"><text:span text:style-name="T19">TouchInputTask</text:span></text:p>
          </draw:text-box>
        </draw:frame>
        <draw:line draw:style-name="gr68" draw:text-style-name="P33" draw:layer="layout" svg:x1="4.538cm" svg:y1="6.45cm" svg:x2="6.35cm" svg:y2="6.45cm">
          <text:p/>
        </draw:line>
        <draw:line draw:style-name="gr68" draw:text-style-name="P33" draw:layer="layout" svg:x1="9.823cm" svg:y1="6.404cm" svg:x2="11.006cm" svg:y2="6.404cm">
          <text:p/>
        </draw:line>
        <draw:line draw:style-name="gr68" draw:text-style-name="P33" draw:layer="layout" svg:x1="15.968cm" svg:y1="6.404cm" svg:x2="18.492cm" svg:y2="6.35cm">
          <text:p/>
        </draw:line>
        <draw:line draw:style-name="gr68" draw:text-style-name="P33" draw:layer="layout" svg:x1="13.478cm" svg:y1="7.96cm" svg:x2="13.462cm" svg:y2="8.991cm">
          <text:p/>
        </draw:line>
        <draw:line draw:style-name="gr68" draw:text-style-name="P33" draw:layer="layout" svg:x1="21.082cm" svg:y1="8.032cm" svg:x2="21.082cm" svg:y2="11.312cm">
          <text:p/>
        </draw:line>
        <draw:connector draw:style-name="gr57" draw:text-style-name="P33" draw:layer="layout" svg:x1="18.27cm" svg:y1="12.768cm" svg:x2="8.086cm" svg:y2="7.773cm" draw:start-shape="id1" draw:start-glue-point="3" draw:end-shape="id2" draw:end-glue-point="2" svg:d="M18270 12768h-10184v-4995" svg:viewBox="0 0 10185 4996">
          <text:p/>
        </draw:connector>
        <draw:connector draw:style-name="gr57" draw:text-style-name="P33" draw:layer="layout" svg:x1="12.254cm" svg:y1="10.083cm" svg:x2="8.086cm" svg:y2="7.773cm" draw:start-shape="id3" draw:start-glue-point="3" draw:end-shape="id2" draw:end-glue-point="2" svg:d="M12254 10083h-4168v-2310" svg:viewBox="0 0 4169 2311">
          <text:p/>
        </draw:connector>
        <draw:frame draw:style-name="gr69" draw:text-style-name="P50" draw:layer="layout" svg:width="4.064cm" svg:height="0.911cm" svg:x="6.35cm" svg:y="4.318cm">
          <draw:text-box>
            <text:p><text:span text:style-name="T18">RxFlags Bit 0</text:span></text:p>
          </draw:text-box>
        </draw:frame>
        <presentation:notes draw:style-name="dp4">
          <draw:page-thumbnail draw:name="Slide Image Placeholder 1" draw:style-name="gr1" draw:layer="layout" svg:width="17.271cm" svg:height="9.429cm" svg:x="2.159cm" svg:y="3.492cm" draw:page-number="8" presentation:class="page"/>
          <draw:frame draw:name="Notes Placeholder 2" presentation:style-name="pr10" draw:text-style-name="P16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" presentation:style-name="pr11" draw:text-style-name="P18" draw:layer="layout" svg:width="9.355cm" svg:height="1.4cm" svg:x="12.229cm" svg:y="26.538cm" presentation:class="page-number" presentation:user-transformed="true">
            <draw:text-box>
              <text:p text:style-name="P17"><text:span text:style-name="T6"><text:page-number>&lt;number&gt;</text:page-number></text:span></text:p>
            </draw:text-box>
          </draw:frame>
        </presentation:notes>
      </draw:page>
      <draw:page draw:name="Command handler task" draw:style-name="dp3" draw:master-page-name="Title_20_and_20_Content" presentation:presentation-page-layout-name="AL2T11">
        <draw:custom-shape draw:name="Flowchart: Terminator 28" draw:style-name="gr70" draw:text-style-name="P45" draw:layer="layout" svg:width="2.246cm" svg:height="1.33cm" svg:x="0.243cm" svg:y="7.588cm">
          <text:p text:style-name="P44"><text:span text:style-name="T17">Start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Elbow Connector 51" draw:style-name="gr71" draw:text-style-name="P9" draw:layer="layout" svg:width="1.217cm" svg:height="0.011cm" svg:x="2.472cm" svg:y="8.28cm">
          <text:p/>
          <draw:enhanced-geometry draw:mirror-horizontal="false" draw:mirror-vertical="true" svg:viewBox="0 0 0 0" draw:text-areas="0 0 ?f2 ?f3" draw:type="ooxml-bentConnector3" draw:modifiers="89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65" draw:style-name="gr72" draw:text-style-name="P52" xml:id="id5" draw:id="id5" draw:layer="layout" svg:width="11.938cm" svg:height="2.032cm" svg:x="14.732cm" svg:y="3.81cm">
          <text:p text:style-name="P46"><text:span text:style-name="T20">turn off touch inputs; Bit0 OS_FLAG_SET</text:span></text:p>
          <text:p text:style-name="P46"><text:span text:style-name="T20">update streaming pointers</text:span></text:p>
          <text:p text:style-name="P46"><text:span text:style-name="T20">update mboxDisplay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3" draw:text-style-name="P45" xml:id="id4" draw:id="id4" draw:layer="layout" svg:width="5.13cm" svg:height="3.19cm" svg:x="3.689cm" svg:y="6.716cm">
          <text:p text:style-name="P44"><text:span text:style-name="T17">Pend on mboxComman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4" draw:text-style-name="P54" xml:id="id6" draw:id="id6" draw:layer="layout" svg:width="12.066cm" svg:height="1.859cm" svg:x="14.604cm" svg:y="6.35cm">
          <text:p text:style-name="P53"><text:span text:style-name="T20">turn off touch inputs; Bit0 OS_FLAG_SET</text:span></text:p>
          <text:p text:style-name="P53"><text:span text:style-name="T21">pause/resume streaming; Bit1 </text:span><text:span text:style-name="T20">OS_FLAG_SET</text:span></text:p>
          <text:p text:style-name="P53"><text:span text:style-name="T20">update mbox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5" draw:text-style-name="P54" xml:id="id7" draw:id="id7" draw:layer="layout" svg:width="12.069cm" svg:height="1.98cm" svg:x="14.601cm" svg:y="8.688cm">
          <text:p text:style-name="P53"><text:span text:style-name="T20">turn off touch inputs; Bit0 OS_FLAG_SET</text:span></text:p>
          <text:p text:style-name="P53"><text:span text:style-name="T20">update streaming pointers</text:span></text:p>
          <text:p text:style-name="P53"><text:span text:style-name="T20">update mbox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6" draw:text-style-name="P54" xml:id="id8" draw:id="id8" draw:layer="layout" svg:width="12.065cm" svg:height="1.778cm" svg:x="14.605cm" svg:y="11.176cm">
          <text:p text:style-name="P53"><text:span text:style-name="T20">turn off touch inputs; Bit0 OS_FLAG_SET</text:span></text:p>
          <text:p text:style-name="P53"><text:span text:style-name="T20">update streaming pointers</text:span></text:p>
          <text:p text:style-name="P53"><text:span text:style-name="T20">update mboxDis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1" draw:layer="layout" svg:width="25.199cm" svg:height="2.629cm" svg:x="1.362cm" svg:y="0.63cm" presentation:class="title" presentation:user-transformed="true">
          <draw:text-box>
            <text:p text:style-name="P14"><text:span text:style-name="T19">CommandTask</text:span></text:p>
          </draw:text-box>
        </draw:frame>
        <draw:frame draw:style-name="gr77" draw:text-style-name="P55" draw:layer="layout" svg:width="11.938cm" svg:height="1.947cm" svg:x="0.254cm" svg:y="13.293cm">
          <draw:text-box>
            <text:p><text:span text:style-name="T22">// update streaming pointers</text:span></text:p>
            <text:p><text:span text:style-name="T7">curNode-&gt;data.pos = 0;</text:span></text:p>
            <text:p><text:span text:style-name="T7">curNode-&gt;data.pStream = curNode-&gt;data.pStart;</text:span></text:p>
            <text:p><text:span text:style-name="T7">curNode = curNode-&gt;next;</text:span></text:p>
          </draw:text-box>
        </draw:frame>
        <draw:connector draw:style-name="gr57" draw:text-style-name="P33" draw:layer="layout" draw:line-skew="-0.859cm" svg:x1="8.819cm" svg:y1="8.311cm" svg:x2="14.732cm" svg:y2="4.826cm" draw:start-shape="id4" draw:start-glue-point="1" draw:end-shape="id5" draw:end-glue-point="3" svg:d="M8819 8311h2098v-3485h3815" svg:viewBox="0 0 5914 3486">
          <text:p/>
        </draw:connector>
        <draw:connector draw:style-name="gr57" draw:text-style-name="P33" draw:layer="layout" draw:line-skew="-0.795cm" svg:x1="8.819cm" svg:y1="8.311cm" svg:x2="14.604cm" svg:y2="7.279cm" draw:start-shape="id4" draw:start-glue-point="1" draw:end-shape="id6" svg:d="M8819 8311h2098v-1032h3687" svg:viewBox="0 0 5786 1033">
          <text:p/>
        </draw:connector>
        <draw:connector draw:style-name="gr57" draw:text-style-name="P33" draw:layer="layout" draw:line-skew="-0.793cm" svg:x1="8.819cm" svg:y1="8.311cm" svg:x2="14.601cm" svg:y2="9.678cm" draw:start-shape="id4" draw:start-glue-point="1" draw:end-shape="id7" draw:end-glue-point="3" svg:d="M8819 8311h2098v1367h3684" svg:viewBox="0 0 5783 1368">
          <text:p/>
        </draw:connector>
        <draw:connector draw:style-name="gr57" draw:text-style-name="P33" draw:layer="layout" draw:line-skew="-0.795cm" svg:x1="8.819cm" svg:y1="8.311cm" svg:x2="14.605cm" svg:y2="12.065cm" draw:start-shape="id4" draw:start-glue-point="1" draw:end-shape="id8" svg:d="M8819 8311h2098v3754h3688" svg:viewBox="0 0 5787 3755">
          <text:p/>
        </draw:connector>
        <draw:custom-shape draw:style-name="gr78" draw:text-style-name="P22" draw:layer="layout" svg:width="12.954cm" svg:height="2.286cm" svg:x="0.254cm" svg:y="13.208cm">
          <text:p/>
          <draw:enhanced-geometry svg:viewBox="0 0 21600 21600" draw:type="rectangle" draw:enhanced-path="M 0 0 L 21600 0 21600 21600 0 21600 0 0 Z N"/>
        </draw:custom-shape>
        <draw:frame draw:style-name="gr79" draw:text-style-name="P13" draw:layer="layout" svg:width="5.091cm" svg:height="0.806cm" svg:x="3.799cm" svg:y="8.294cm">
          <draw:text-box>
            <text:p><text:span text:style-name="T4">(prev,play,next,none)</text:span></text:p>
          </draw:text-box>
        </draw:frame>
        <draw:frame draw:style-name="gr80" draw:text-style-name="P56" draw:layer="layout" svg:width="5.842cm" svg:height="0.762cm" svg:x="8.89cm" svg:y="4.064cm">
          <draw:text-box>
            <text:p><text:span text:style-name="T23">INPUTCOMMAND_PREVSONG</text:span></text:p>
          </draw:text-box>
        </draw:frame>
        <draw:frame draw:style-name="gr80" draw:text-style-name="P56" draw:layer="layout" svg:width="4.572cm" svg:height="0.762cm" svg:x="10.075cm" svg:y="6.517cm">
          <draw:text-box>
            <text:p><text:span text:style-name="T23">INPUTCOMMAND_PLAY</text:span></text:p>
          </draw:text-box>
        </draw:frame>
        <draw:frame draw:style-name="gr80" draw:text-style-name="P56" draw:layer="layout" svg:width="5.842cm" svg:height="0.762cm" svg:x="9.057cm" svg:y="8.89cm">
          <draw:text-box>
            <text:p><text:span text:style-name="T23">INPUTCOMMAND_NEXTSONG</text:span></text:p>
          </draw:text-box>
        </draw:frame>
        <draw:frame draw:style-name="gr80" draw:text-style-name="P56" draw:layer="layout" svg:width="3.81cm" svg:height="0.762cm" svg:x="10.795cm" svg:y="11.43cm">
          <draw:text-box>
            <text:p><text:span text:style-name="T23">SONG_COMPLETE</text:span></text:p>
          </draw:text-box>
        </draw:frame>
        <presentation:notes draw:style-name="dp4">
          <draw:page-thumbnail draw:name="Slide Image Placeholder 1" draw:style-name="gr1" draw:layer="layout" svg:width="17.271cm" svg:height="9.429cm" svg:x="2.159cm" svg:y="3.492cm" draw:page-number="9" presentation:class="page"/>
          <draw:frame draw:name="Notes Placeholder 2" presentation:style-name="pr12" draw:text-style-name="P16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" presentation:style-name="pr13" draw:text-style-name="P18" draw:layer="layout" svg:width="9.355cm" svg:height="1.4cm" svg:x="12.229cm" svg:y="26.538cm" presentation:class="page-number" presentation:user-transformed="true">
            <draw:text-box>
              <text:p text:style-name="P17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" presentation:presentation-page-layout-name="AL2T11">
        <draw:custom-shape draw:name="Flowchart: Terminator 28" draw:style-name="gr81" draw:text-style-name="P45" draw:layer="layout" svg:width="2.246cm" svg:height="1.33cm" svg:x="0.243cm" svg:y="7.588cm">
          <text:p text:style-name="P44"><text:span text:style-name="T17">Start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Elbow Connector 51" draw:style-name="gr71" draw:text-style-name="P9" draw:layer="layout" svg:width="1.217cm" svg:height="0.011cm" svg:x="2.472cm" svg:y="8.28cm">
          <text:p/>
          <draw:enhanced-geometry draw:mirror-horizontal="false" draw:mirror-vertical="true" svg:viewBox="0 0 0 0" draw:text-areas="0 0 ?f2 ?f3" draw:type="ooxml-bentConnector3" draw:modifiers="89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65" draw:style-name="gr82" draw:text-style-name="P52" xml:id="id10" draw:id="id10" draw:layer="layout" svg:width="11.938cm" svg:height="2.286cm" svg:x="14.732cm" svg:y="3.556cm">
          <text:p text:style-name="P46"><text:span text:style-name="T20">DrawPrevBtn();</text:span></text:p>
          <text:p text:style-name="P46"><text:span text:style-name="T20">ResetProgress();</text:span></text:p>
          <text:p text:style-name="P46"><text:span text:style-name="T20">DrawTitle(curNode→data.title);</text:span></text:p>
          <text:p text:style-name="P46"><text:span text:style-name="T20">Bit0 OS_FLAG_CLR</text:span></text:p>
          <text:p text:style-name="P46"><text:span text:style-name="T20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3" draw:text-style-name="P45" xml:id="id9" draw:id="id9" draw:layer="layout" svg:width="5.13cm" svg:height="3.19cm" svg:x="3.689cm" svg:y="6.716cm">
          <text:p text:style-name="P44"><text:span text:style-name="T17">Pend on mboxDispla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84" draw:text-style-name="P54" xml:id="id11" draw:id="id11" draw:layer="layout" svg:width="12.066cm" svg:height="1.859cm" svg:x="14.604cm" svg:y="6.35cm">
          <text:p text:style-name="P53"><text:span text:style-name="T20">TogglePlayBtn();</text:span></text:p>
          <text:p text:style-name="P53"><text:span text:style-name="T20">Bit0 OS_FLAG_CL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85" draw:text-style-name="P52" xml:id="id12" draw:id="id12" draw:layer="layout" svg:width="12.069cm" svg:height="2.234cm" svg:x="14.601cm" svg:y="8.688cm">
          <text:p text:style-name="P46"><text:span text:style-name="T20">DrawNextBtn();</text:span></text:p>
          <text:p text:style-name="P46"><text:span text:style-name="T20">ResetProgress();</text:span></text:p>
          <text:p text:style-name="P46"><text:span text:style-name="T20">DrawTitle(curNode→data.title);</text:span></text:p>
          <text:p text:style-name="P46"><text:span text:style-name="T20">Bit0 OS_FLAG_CL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6" draw:text-style-name="P52" xml:id="id13" draw:id="id13" draw:layer="layout" svg:width="12.065cm" svg:height="1.778cm" svg:x="14.605cm" svg:y="11.43cm">
          <text:p text:style-name="P46"><text:span text:style-name="T20">ResetProgress();</text:span></text:p>
          <text:p text:style-name="P46"><text:span text:style-name="T20">DrawTitle(curNode→data.title);</text:span></text:p>
          <text:p text:style-name="P46"><text:span text:style-name="T20">Bit0 OS_FLAG_CL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1" draw:layer="layout" svg:width="25.199cm" svg:height="2.629cm" svg:x="1.362cm" svg:y="0.63cm" presentation:class="title" presentation:user-transformed="true">
          <draw:text-box>
            <text:p text:style-name="P14"><text:span text:style-name="T19">DisplayTask</text:span></text:p>
          </draw:text-box>
        </draw:frame>
        <draw:frame draw:style-name="gr77" draw:text-style-name="P55" draw:layer="layout" svg:width="11.938cm" svg:height="1.947cm" svg:x="0.254cm" svg:y="13.293cm">
          <draw:text-box>
            <text:p><text:span text:style-name="T22">// update streaming pointers</text:span></text:p>
            <text:p><text:span text:style-name="T7">curNode-&gt;data.pos = 0;</text:span></text:p>
            <text:p><text:span text:style-name="T7">curNode-&gt;data.pStream = curNode-&gt;data.pStart;</text:span></text:p>
            <text:p><text:span text:style-name="T7">curNode = curNode-&gt;next;</text:span></text:p>
          </draw:text-box>
        </draw:frame>
        <draw:connector draw:style-name="gr57" draw:text-style-name="P33" draw:layer="layout" draw:line-skew="-0.859cm" svg:x1="8.819cm" svg:y1="8.311cm" svg:x2="14.732cm" svg:y2="4.699cm" draw:start-shape="id9" draw:start-glue-point="1" draw:end-shape="id10" draw:end-glue-point="3" svg:d="M8819 8311h2098v-3612h3815" svg:viewBox="0 0 5914 3613">
          <text:p/>
        </draw:connector>
        <draw:connector draw:style-name="gr57" draw:text-style-name="P33" draw:layer="layout" draw:line-skew="-0.795cm" svg:x1="8.819cm" svg:y1="8.311cm" svg:x2="14.604cm" svg:y2="7.279cm" draw:start-shape="id9" draw:start-glue-point="1" draw:end-shape="id11" svg:d="M8819 8311h2098v-1032h3687" svg:viewBox="0 0 5786 1033">
          <text:p/>
        </draw:connector>
        <draw:connector draw:style-name="gr57" draw:text-style-name="P33" draw:layer="layout" draw:line-skew="-0.793cm" svg:x1="8.819cm" svg:y1="8.311cm" svg:x2="14.601cm" svg:y2="9.805cm" draw:start-shape="id9" draw:start-glue-point="1" draw:end-shape="id12" draw:end-glue-point="3" svg:d="M8819 8311h2098v1494h3684" svg:viewBox="0 0 5783 1495">
          <text:p/>
        </draw:connector>
        <draw:connector draw:style-name="gr57" draw:text-style-name="P33" draw:layer="layout" draw:line-skew="-0.795cm" svg:x1="8.819cm" svg:y1="8.311cm" svg:x2="14.605cm" svg:y2="12.319cm" draw:start-shape="id9" draw:start-glue-point="1" draw:end-shape="id13" svg:d="M8819 8311h2098v4008h3688" svg:viewBox="0 0 5787 4009">
          <text:p/>
        </draw:connector>
        <draw:custom-shape draw:style-name="gr78" draw:text-style-name="P22" draw:layer="layout" svg:width="12.954cm" svg:height="2.286cm" svg:x="0.254cm" svg:y="13.208cm">
          <text:p/>
          <draw:enhanced-geometry svg:viewBox="0 0 21600 21600" draw:type="rectangle" draw:enhanced-path="M 0 0 L 21600 0 21600 21600 0 21600 0 0 Z N"/>
        </draw:custom-shape>
        <draw:frame draw:style-name="gr79" draw:text-style-name="P13" draw:layer="layout" svg:width="5.091cm" svg:height="0.806cm" svg:x="3.799cm" svg:y="8.294cm">
          <draw:text-box>
            <text:p><text:span text:style-name="T4">(prev,play,next,none)</text:span></text:p>
          </draw:text-box>
        </draw:frame>
        <draw:frame draw:style-name="gr80" draw:text-style-name="P56" draw:layer="layout" svg:width="5.842cm" svg:height="0.762cm" svg:x="8.89cm" svg:y="4.064cm">
          <draw:text-box>
            <text:p><text:span text:style-name="T23">INPUTCOMMAND_PREVSONG</text:span></text:p>
          </draw:text-box>
        </draw:frame>
        <draw:frame draw:style-name="gr80" draw:text-style-name="P56" draw:layer="layout" svg:width="4.572cm" svg:height="0.762cm" svg:x="10.075cm" svg:y="6.517cm">
          <draw:text-box>
            <text:p><text:span text:style-name="T23">INPUTCOMMAND_PLAY</text:span></text:p>
          </draw:text-box>
        </draw:frame>
        <draw:frame draw:style-name="gr80" draw:text-style-name="P56" draw:layer="layout" svg:width="5.842cm" svg:height="0.762cm" svg:x="9.057cm" svg:y="8.89cm">
          <draw:text-box>
            <text:p><text:span text:style-name="T23">INPUTCOMMAND_NEXTSONG</text:span></text:p>
          </draw:text-box>
        </draw:frame>
        <draw:frame draw:style-name="gr80" draw:text-style-name="P56" draw:layer="layout" svg:width="3.81cm" svg:height="0.762cm" svg:x="10.795cm" svg:y="11.43cm">
          <draw:text-box>
            <text:p><text:span text:style-name="T23">SONG_COMPLETE</text:span></text:p>
          </draw:text-box>
        </draw:frame>
        <presentation:notes draw:style-name="dp4">
          <draw:page-thumbnail draw:name="Slide Image Placeholder 1" draw:style-name="gr1" draw:layer="layout" svg:width="17.271cm" svg:height="9.429cm" svg:x="2.159cm" svg:y="3.492cm" draw:page-number="10" presentation:class="page"/>
          <draw:frame draw:name="Notes Placeholder 2" presentation:style-name="pr14" draw:text-style-name="P16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" presentation:style-name="pr15" draw:text-style-name="P18" draw:layer="layout" svg:width="9.355cm" svg:height="1.4cm" svg:x="12.229cm" svg:y="26.538cm" presentation:class="page-number" presentation:user-transformed="true">
            <draw:text-box>
              <text:p text:style-name="P17"><text:span text:style-name="T6"><text:page-number>&lt;number&gt;</text:page-number></text:span></text:p>
            </draw:text-box>
          </draw:frame>
        </presentation:notes>
      </draw:page>
      <draw:page draw:name="Streaming task" draw:style-name="dp3" draw:master-page-name="Title_20_and_20_Content" presentation:presentation-page-layout-name="AL2T11">
        <draw:custom-shape draw:name="Content Placeholder 2" draw:style-name="gr87" draw:text-style-name="P57" draw:layer="layout" svg:width="10.9cm" svg:height="9.992cm" svg:x="16.113cm" svg:y="3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8" draw:text-style-name="P43" xml:id="id19" draw:id="id19" draw:layer="layout" svg:width="6.858cm" svg:height="3.305cm" svg:x="8.382cm" svg:y="5.077cm">
          <text:p text:style-name="P6"><text:span text:style-name="T2">Busy-wait for Bits 0 &amp; 1</text:span></text:p>
          <text:p text:style-name="P6"><text:span text:style-name="T2">OS_FLAG_WAIT_CLR_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6" draw:style-name="gr89" draw:text-style-name="P58" xml:id="id16" draw:id="id16" draw:layer="layout" svg:width="6.52cm" svg:height="3.77cm" svg:x="16.113cm" svg:y="4.627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7" draw:style-name="gr90" draw:text-style-name="P43" xml:id="id14" draw:id="id14" draw:layer="layout" svg:width="4.127cm" svg:height="3.179cm" svg:x="23.559cm" svg:y="5.334cm">
          <text:p text:style-name="P6"><text:span text:style-name="T2">Stream chunk to </text:span></text:p>
          <text:p text:style-name="P6"><text:span text:style-name="T2">MP3 decoder;</text:span></text:p>
          <text:p text:style-name="P6"><text:span text:style-name="T2">Update mbox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1" draw:text-style-name="P43" xml:id="id20" draw:id="id20" draw:layer="layout" svg:width="5.785cm" svg:height="2.872cm" svg:x="16.51cm" svg:y="10.082cm">
          <text:p text:style-name="P6"><text:span text:style-name="T2">OSMboxPost SONG_COMPL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2" draw:text-style-name="P60" draw:layer="layout" svg:width="1.384cm" svg:height="0.927cm" svg:x="19.812cm" svg:y="8.725cm">
          <text:p text:style-name="P59"><text:span text:style-name="T17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3" draw:text-style-name="P60" draw:layer="layout" svg:width="1.126cm" svg:height="0.927cm" svg:x="21.844cm" svg:y="4.627cm">
          <text:p text:style-name="P59"><text:span text:style-name="T17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Terminator 28" draw:style-name="gr94" draw:text-style-name="P45" xml:id="id17" draw:id="id17" draw:layer="layout" svg:width="2.246cm" svg:height="1.33cm" svg:x="0.294cm" svg:y="6.096cm">
          <text:p text:style-name="P44"><text:span text:style-name="T17">Start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Rectangle 47" draw:style-name="gr95" draw:text-style-name="P43" xml:id="id18" draw:id="id18" draw:layer="layout" svg:width="3.24cm" svg:height="3.305cm" svg:x="3.81cm" svg:y="5.077cm">
          <text:p text:style-name="P6"><text:span text:style-name="T2">Setup strea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51" draw:layer="layout" svg:width="25.199cm" svg:height="2.629cm" svg:x="1.382cm" svg:y="0.631cm" presentation:class="title" presentation:user-transformed="true">
          <draw:text-box>
            <text:p text:style-name="P14"><text:span text:style-name="T19">Mp3Task</text:span></text:p>
          </draw:text-box>
        </draw:frame>
        <draw:frame draw:style-name="gr96" draw:text-style-name="P62" draw:layer="layout" svg:width="16.009cm" svg:height="1.523cm" svg:x="0.501cm" svg:y="13.462cm">
          <draw:text-box>
            <text:p text:style-name="P61"><text:span text:style-name="T8">struct Node* curNode;</text:span></text:p>
            <text:p><text:span text:style-name="T8">curNode = &amp;node0;</text:span></text:p>
            <text:p><text:span text:style-name="T7">Mp3Stream(hMp3, &amp;curNode, mboxProgress, rxFlags);</text:span></text:p>
          </draw:text-box>
        </draw:frame>
        <draw:custom-shape draw:style-name="gr78" draw:text-style-name="P22" draw:layer="layout" svg:width="12.954cm" svg:height="2.286cm" svg:x="0.254cm" svg:y="13.208cm">
          <text:p/>
          <draw:enhanced-geometry svg:viewBox="0 0 21600 21600" draw:type="rectangle" draw:enhanced-path="M 0 0 L 21600 0 21600 21600 0 21600 0 0 Z N"/>
        </draw:custom-shape>
        <draw:frame draw:style-name="gr97" draw:text-style-name="P63" draw:layer="layout" svg:width="5.334cm" svg:height="1.099cm" svg:x="17.272cm" svg:y="6.013cm">
          <draw:text-box>
            <text:p><text:span text:style-name="T24">curNode→data.pos == curNode→data.size</text:span></text:p>
          </draw:text-box>
        </draw:frame>
        <draw:line draw:style-name="gr68" draw:text-style-name="P33" draw:layer="layout" svg:x1="22.633cm" svg:y1="6.504cm" svg:x2="23.622cm" svg:y2="6.504cm">
          <text:p/>
        </draw:line>
        <draw:connector draw:style-name="gr98" draw:text-style-name="P33" xml:id="id15" draw:id="id15" draw:layer="layout" svg:x1="25.622cm" svg:y1="5.334cm" svg:x2="25.622cm" svg:y2="5.334cm" draw:start-shape="id14" draw:start-glue-point="0" draw:end-shape="id14" draw:end-glue-point="0" svg:d="M25622 5334z" svg:viewBox="0 0 1 1">
          <text:p/>
        </draw:connector>
        <draw:connector draw:style-name="gr57" draw:text-style-name="P33" draw:layer="layout" draw:line-skew="-0.851cm" svg:x1="25.622cm" svg:y1="5.334cm" svg:x2="19.373cm" svg:y2="4.627cm" draw:start-shape="id15" draw:start-glue-point="0" draw:end-shape="id16" draw:end-glue-point="0" svg:d="M25622 5334v-2079h-6249v1372" svg:viewBox="0 0 6250 2080">
          <text:p/>
        </draw:connector>
        <draw:custom-shape draw:name="Rectangle 8" draw:style-name="gr99" draw:text-style-name="P43" xml:id="id21" draw:id="id21" draw:layer="layout" svg:width="5.785cm" svg:height="2.872cm" svg:x="8.89cm" svg:y="10.082cm">
          <text:p text:style-name="P6"><text:span text:style-name="T2">CommandTask updates stream poi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7" draw:text-style-name="P33" draw:layer="layout" svg:x1="2.54cm" svg:y1="6.761cm" svg:x2="3.81cm" svg:y2="6.729cm" draw:start-shape="id17" draw:start-glue-point="1" draw:end-shape="id18" draw:end-glue-point="3" svg:d="M2540 6761h635v-32h635" svg:viewBox="0 0 1271 33">
          <text:p/>
        </draw:connector>
        <draw:connector draw:style-name="gr57" draw:text-style-name="P33" draw:layer="layout" svg:x1="7.05cm" svg:y1="6.729cm" svg:x2="8.382cm" svg:y2="6.729cm" draw:start-shape="id18" draw:start-glue-point="1" draw:end-shape="id19" draw:end-glue-point="3" svg:d="M7050 6729h1332" svg:viewBox="0 0 1333 1">
          <text:p/>
        </draw:connector>
        <draw:connector draw:style-name="gr57" draw:text-style-name="P33" draw:layer="layout" draw:line-skew="-0.174cm" svg:x1="15.24cm" svg:y1="6.729cm" svg:x2="16.113cm" svg:y2="6.512cm" draw:start-shape="id19" draw:start-glue-point="1" draw:end-shape="id16" draw:end-glue-point="3" svg:d="M15240 6729h254v-217h619" svg:viewBox="0 0 874 218">
          <text:p/>
        </draw:connector>
        <draw:connector draw:style-name="gr57" draw:text-style-name="P33" draw:layer="layout" svg:x1="19.373cm" svg:y1="8.397cm" svg:x2="19.402cm" svg:y2="10.082cm" draw:start-shape="id16" draw:start-glue-point="2" draw:end-shape="id20" draw:end-glue-point="0" svg:d="M19373 8397v845h29v840" svg:viewBox="0 0 30 1686">
          <text:p/>
        </draw:connector>
        <draw:connector draw:style-name="gr98" draw:text-style-name="P33" draw:layer="layout" svg:x1="16.51cm" svg:y1="11.518cm" svg:x2="14.675cm" svg:y2="11.518cm" draw:start-shape="id20" draw:start-glue-point="3" draw:end-shape="id21" draw:end-glue-point="1" svg:d="M16510 11518h-1835" svg:viewBox="0 0 1836 1">
          <text:p/>
        </draw:connector>
        <draw:connector draw:style-name="gr57" draw:text-style-name="P33" draw:layer="layout" svg:x1="16.51cm" svg:y1="11.518cm" svg:x2="14.675cm" svg:y2="11.518cm" draw:start-shape="id20" draw:start-glue-point="3" draw:end-shape="id21" draw:end-glue-point="1" svg:d="M16510 11518h-1835" svg:viewBox="0 0 1836 1">
          <text:p/>
        </draw:connector>
        <draw:connector draw:style-name="gr57" draw:text-style-name="P33" draw:layer="layout" svg:x1="11.782cm" svg:y1="10.082cm" svg:x2="11.811cm" svg:y2="8.382cm" draw:start-shape="id21" draw:start-glue-point="0" draw:end-shape="id19" svg:d="M11782 10082v-850h29v-850" svg:viewBox="0 0 30 1701">
          <text:p/>
        </draw:connector>
        <presentation:notes draw:style-name="dp2">
          <draw:page-thumbnail draw:style-name="gr1" draw:layer="layout" svg:width="21.107cm" svg:height="11.524cm" svg:x="1.679cm" svg:y="2.335cm" draw:page-number="11" presentation:class="page"/>
          <draw:frame presentation:style-name="pr16" draw:text-style-name="P64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7" draw:text-style-name="P2" draw:layer="layout" svg:width="25.199cm" svg:height="9.134cm" svg:x="1.4cm" svg:y="3.685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8" draw:text-style-name="P2" draw:layer="layout" svg:width="25.199cm" svg:height="9.134cm" svg:x="1.4cm" svg:y="3.685cm" presentation:class="subtitl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Lohit Devanagari2" svg:font-family="'Lohit Devanagari'"/>
    <style:font-face style:name="OpenSymbol" svg:font-family="OpenSymbol, 'Arial Unicode MS'"/>
    <style:font-face style:name="Calibri3" svg:font-family="Calibri" style:font-family-generic="swiss"/>
    <style:font-face style:name="Liberation Sans" svg:font-family="'Liberation Sans'" style:font-family-generic="swiss"/>
    <style:font-face style:name="FreeMono1" svg:font-family="FreeMono" style:font-family-generic="modern" style:font-pitch="fixed"/>
    <style:font-face style:name="Liberation Mono1" svg:font-family="'Liberation Mono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3" svg:font-family="OpenSymbol, 'Arial Unicode MS'" style:font-pitch="variable"/>
    <style:font-face style:name="FreeMono" svg:font-family="FreeMono" style:font-family-generic="modern" style:font-pitch="variable"/>
    <style:font-face style:name="Liberation Mono" svg:font-family="'Liberation Mono'" style:font-family-generic="modern" style:font-pitch="variable"/>
    <style:font-face style:name="Liberation Sans6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Calibri2" svg:font-family="Calibri" style:font-family-generic="roman" style:font-pitch="variable"/>
    <style:font-face style:name="Liberation Sans4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4" text:date-value="2020-03-22">03/22/2020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7"><text:page-number>4</text:page-number></text:span></text:p>
        </draw:text-box>
      </draw:frame>
      <presentation:notes style:page-layout-name="PM0">
        <draw:page-thumbnail presentation:style-name="Title_20_and_20_Content-title" draw:layer="backgroundobjects" svg:width="21.107cm" svg:height="11.524cm" svg:x="1.679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6T11:04:41.100584782</meta:creation-date>
    <meta:generator>LibreOffice/6.3.5.2$Linux_X86_64 LibreOffice_project/30$Build-2</meta:generator>
    <dc:date>2020-03-22T19:00:52.654117846</dc:date>
    <meta:editing-duration>PT3H37M31S</meta:editing-duration>
    <meta:editing-cycles>122</meta:editing-cycles>
    <meta:document-statistic meta:object-count="250"/>
  </office:meta>
</office:document-meta>
</file>